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09DF7FD82AAE9633BE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" style:family="paragraph" style:parent-style-name="Standard">
      <loext:graphic-properties draw:fill="solid" draw:fill-color="#202020"/>
      <style:paragraph-properties fo:line-height="135%" fo:background-color="#202020"/>
    </style:style>
    <style:style style:name="P3" style:family="paragraph" style:parent-style-name="Standard">
      <loext:graphic-properties draw:fill="solid" draw:fill-color="#202020"/>
      <style:paragraph-properties fo:line-height="135%" fo:background-color="#202020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8be9f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6" style:family="text">
      <style:text-properties fo:color="#66d9ef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7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9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RVIL JAIN 2022UCP1302 <text:s/>ASSIGNMENT-2</text:span></text:p>
      <text:p text:style-name="P1"/>
      <text:p text:style-name="P1"/>
      <text:p text:style-name="P1"/>
      <text:p text:style-name="P1"/>
      <text:p text:style-name="P2"><text:span text:style-name="T2">#include</text:span><text:span text:style-name="T3"> </text:span><text:span text:style-name="T4">&lt;iostream&gt;</text:span></text:p>
      <text:p text:style-name="P2"><text:span text:style-name="T2">#include</text:span><text:span text:style-name="T3"> </text:span><text:span text:style-name="T4">&lt;string&gt;</text:span></text:p>
      <text:p text:style-name="P2"><text:span text:style-name="T2">using</text:span><text:span text:style-name="T3"> </text:span><text:span text:style-name="T5">namespace</text:span><text:span text:style-name="T3"> std;</text:span></text:p>
      <text:p text:style-name="P3"/>
      <text:p text:style-name="P2"><text:span text:style-name="T6">string</text:span><text:span text:style-name="T3"> </text:span><text:span text:style-name="T7">encrypt</text:span><text:span text:style-name="T3">(</text:span><text:span text:style-name="T6">string</text:span><text:span text:style-name="T3"> </text:span><text:span text:style-name="T8">text</text:span><text:span text:style-name="T3">, </text:span><text:span text:style-name="T5">int</text:span><text:span text:style-name="T3"> </text:span><text:span text:style-name="T8">shift</text:span><text:span text:style-name="T3">) {</text:span></text:p>
      <text:p text:style-name="P2"><text:span text:style-name="T3"><text:s text:c="4"/></text:span><text:span text:style-name="T6">string</text:span><text:span text:style-name="T3"> result </text:span><text:span text:style-name="T2">=</text:span><text:span text:style-name="T3"> </text:span><text:span text:style-name="T4">""</text:span><text:span text:style-name="T3">;</text:span></text:p>
      <text:p text:style-name="P2"><text:span text:style-name="T3"><text:s text:c="4"/></text:span><text:span text:style-name="T2">for</text:span><text:span text:style-name="T3"> (</text:span><text:span text:style-name="T5">int</text:span><text:span text:style-name="T3"> i </text:span><text:span text:style-name="T2">=</text:span><text:span text:style-name="T3"> </text:span><text:span text:style-name="T9">0</text:span><text:span text:style-name="T3">; i </text:span><text:span text:style-name="T2">&lt;</text:span><text:span text:style-name="T3"> </text:span><text:span text:style-name="T8">text</text:span><text:span text:style-name="T3">.</text:span><text:span text:style-name="T7">length</text:span><text:span text:style-name="T3">(); i</text:span><text:span text:style-name="T2">++</text:span><text:span text:style-name="T3">) {</text:span></text:p>
      <text:p text:style-name="P2"><text:span text:style-name="T3"><text:s text:c="8"/></text:span><text:span text:style-name="T2">if</text:span><text:span text:style-name="T3"> (</text:span><text:span text:style-name="T7">isupper</text:span><text:span text:style-name="T3">(</text:span><text:span text:style-name="T8">text</text:span><text:span text:style-name="T7">[</text:span><text:span text:style-name="T3">i</text:span><text:span text:style-name="T7">]</text:span><text:span text:style-name="T3">)) {</text:span></text:p>
      <text:p text:style-name="P2"><text:span text:style-name="T3"><text:s text:c="12"/>result </text:span><text:span text:style-name="T7">+=</text:span><text:span text:style-name="T3"> </text:span><text:span text:style-name="T5">char</text:span><text:span text:style-name="T3">(</text:span><text:span text:style-name="T5">int</text:span><text:span text:style-name="T3">(</text:span><text:span text:style-name="T8">text</text:span><text:span text:style-name="T7">[</text:span><text:span text:style-name="T3">i</text:span><text:span text:style-name="T7">]</text:span><text:span text:style-name="T3"> </text:span><text:span text:style-name="T2">+</text:span><text:span text:style-name="T3"> </text:span><text:span text:style-name="T8">shift</text:span><text:span text:style-name="T3"> </text:span><text:span text:style-name="T2">-</text:span><text:span text:style-name="T3"> </text:span><text:span text:style-name="T9">65</text:span><text:span text:style-name="T3">) </text:span><text:span text:style-name="T2">%</text:span><text:span text:style-name="T3"> </text:span><text:span text:style-name="T9">26</text:span><text:span text:style-name="T3"> </text:span><text:span text:style-name="T2">+</text:span><text:span text:style-name="T3"> </text:span><text:span text:style-name="T9">65</text:span><text:span text:style-name="T3">);</text:span></text:p>
      <text:p text:style-name="P2"><text:span text:style-name="T3"><text:s text:c="8"/>} </text:span><text:span text:style-name="T2">else</text:span><text:span text:style-name="T3"> </text:span><text:span text:style-name="T2">if</text:span><text:span text:style-name="T3"> (</text:span><text:span text:style-name="T7">islower</text:span><text:span text:style-name="T3">(</text:span><text:span text:style-name="T8">text</text:span><text:span text:style-name="T7">[</text:span><text:span text:style-name="T3">i</text:span><text:span text:style-name="T7">]</text:span><text:span text:style-name="T3">)) {</text:span></text:p>
      <text:p text:style-name="P2"><text:span text:style-name="T3"><text:s text:c="12"/>result </text:span><text:span text:style-name="T7">+=</text:span><text:span text:style-name="T3"> </text:span><text:span text:style-name="T5">char</text:span><text:span text:style-name="T3">(</text:span><text:span text:style-name="T5">int</text:span><text:span text:style-name="T3">(</text:span><text:span text:style-name="T8">text</text:span><text:span text:style-name="T7">[</text:span><text:span text:style-name="T3">i</text:span><text:span text:style-name="T7">]</text:span><text:span text:style-name="T3"> </text:span><text:span text:style-name="T2">+</text:span><text:span text:style-name="T3"> </text:span><text:span text:style-name="T8">shift</text:span><text:span text:style-name="T3"> </text:span><text:span text:style-name="T2">-</text:span><text:span text:style-name="T3"> </text:span><text:span text:style-name="T9">97</text:span><text:span text:style-name="T3">) </text:span><text:span text:style-name="T2">%</text:span><text:span text:style-name="T3"> </text:span><text:span text:style-name="T9">26</text:span><text:span text:style-name="T3"> </text:span><text:span text:style-name="T2">+</text:span><text:span text:style-name="T3"> </text:span><text:span text:style-name="T9">97</text:span><text:span text:style-name="T3">);</text:span></text:p>
      <text:p text:style-name="P2"><text:span text:style-name="T3"><text:s text:c="8"/>} </text:span><text:span text:style-name="T2">else</text:span><text:span text:style-name="T3"> {</text:span></text:p>
      <text:p text:style-name="P2"><text:span text:style-name="T3"><text:s text:c="12"/>result </text:span><text:span text:style-name="T7">+=</text:span><text:span text:style-name="T3"> </text:span><text:span text:style-name="T8">text</text:span><text:span text:style-name="T7">[</text:span><text:span text:style-name="T3">i</text:span><text:span text:style-name="T7">]</text:span><text:span text:style-name="T3">;</text:span></text:p>
      <text:p text:style-name="P2"><text:span text:style-name="T3"><text:s text:c="8"/>}</text:span></text:p>
      <text:p text:style-name="P2"><text:span text:style-name="T3"><text:s text:c="4"/>}</text:span></text:p>
      <text:p text:style-name="P2"><text:span text:style-name="T3"><text:s text:c="4"/></text:span><text:span text:style-name="T2">return</text:span><text:span text:style-name="T3"> result;</text:span></text:p>
      <text:p text:style-name="P2"><text:span text:style-name="T3">}</text:span></text:p>
      <text:p text:style-name="P3"/>
      <text:p text:style-name="P2"><text:span text:style-name="T6">string</text:span><text:span text:style-name="T3"> </text:span><text:span text:style-name="T7">decrypt</text:span><text:span text:style-name="T3">(</text:span><text:span text:style-name="T6">string</text:span><text:span text:style-name="T3"> </text:span><text:span text:style-name="T8">text</text:span><text:span text:style-name="T3">, </text:span><text:span text:style-name="T5">int</text:span><text:span text:style-name="T3"> </text:span><text:span text:style-name="T8">shift</text:span><text:span text:style-name="T3">) {</text:span></text:p>
      <text:p text:style-name="P2"><text:span text:style-name="T3"><text:s text:c="4"/></text:span><text:span text:style-name="T2">return</text:span><text:span text:style-name="T3"> </text:span><text:span text:style-name="T7">encrypt</text:span><text:span text:style-name="T3">(</text:span><text:span text:style-name="T8">text</text:span><text:span text:style-name="T3">, </text:span><text:span text:style-name="T9">26</text:span><text:span text:style-name="T3"> </text:span><text:span text:style-name="T2">-</text:span><text:span text:style-name="T3"> </text:span><text:span text:style-name="T8">shift</text:span><text:span text:style-name="T3">);</text:span></text:p>
      <text:p text:style-name="P2"><text:soft-page-break/><text:span text:style-name="T3">}</text:span></text:p>
      <text:p text:style-name="P3"/>
      <text:p text:style-name="P2"><text:span text:style-name="T5">int</text:span><text:span text:style-name="T3"> </text:span><text:span text:style-name="T7">main</text:span><text:span text:style-name="T3">() {</text:span></text:p>
      <text:p text:style-name="P2"><text:span text:style-name="T3"><text:s text:c="4"/></text:span><text:span text:style-name="T6">string</text:span><text:span text:style-name="T3"> text;</text:span></text:p>
      <text:p text:style-name="P2"><text:span text:style-name="T3"><text:s text:c="4"/></text:span><text:span text:style-name="T5">int</text:span><text:span text:style-name="T3"> shift;</text:span></text:p>
      <text:p text:style-name="P2"><text:span text:style-name="T3"><text:s text:c="3"/></text:span></text:p>
      <text:p text:style-name="P2"><text:span text:style-name="T3"><text:s text:c="4"/>cout </text:span><text:span text:style-name="T7">&lt;&lt;</text:span><text:span text:style-name="T3"> </text:span><text:span text:style-name="T4">"Enter the text: "</text:span><text:span text:style-name="T3">;</text:span></text:p>
      <text:p text:style-name="P2"><text:span text:style-name="T3"><text:s text:c="4"/></text:span><text:span text:style-name="T7">getline</text:span><text:span text:style-name="T3">(cin, text);</text:span></text:p>
      <text:p text:style-name="P2"><text:span text:style-name="T3"><text:s text:c="3"/></text:span></text:p>
      <text:p text:style-name="P2"><text:span text:style-name="T3"><text:s text:c="4"/>cout </text:span><text:span text:style-name="T7">&lt;&lt;</text:span><text:span text:style-name="T3"> </text:span><text:span text:style-name="T4">"Enter the shift value: "</text:span><text:span text:style-name="T3">;</text:span></text:p>
      <text:p text:style-name="P2"><text:span text:style-name="T3"><text:s text:c="4"/>cin </text:span><text:span text:style-name="T7">&gt;&gt;</text:span><text:span text:style-name="T3"> shift;</text:span></text:p>
      <text:p text:style-name="P2"><text:span text:style-name="T3"><text:s text:c="3"/></text:span></text:p>
      <text:p text:style-name="P2"><text:span text:style-name="T3"><text:s text:c="4"/></text:span><text:span text:style-name="T6">string</text:span><text:span text:style-name="T3"> encrypted </text:span><text:span text:style-name="T2">=</text:span><text:span text:style-name="T3"> </text:span><text:span text:style-name="T7">encrypt</text:span><text:span text:style-name="T3">(text, shift);</text:span></text:p>
      <text:p text:style-name="P2"><text:span text:style-name="T3"><text:s text:c="4"/></text:span><text:span text:style-name="T6">string</text:span><text:span text:style-name="T3"> decrypted </text:span><text:span text:style-name="T2">=</text:span><text:span text:style-name="T3"> </text:span><text:span text:style-name="T7">decrypt</text:span><text:span text:style-name="T3">(encrypted, shift);</text:span></text:p>
      <text:p text:style-name="P2"><text:span text:style-name="T3"><text:s text:c="3"/></text:span></text:p>
      <text:p text:style-name="P2"><text:span text:style-name="T3"><text:s text:c="4"/>cout </text:span><text:span text:style-name="T7">&lt;&lt;</text:span><text:span text:style-name="T3"> </text:span><text:span text:style-name="T4">"Encrypted Text: "</text:span><text:span text:style-name="T3"> </text:span><text:span text:style-name="T7">&lt;&lt;</text:span><text:span text:style-name="T3"> encrypted </text:span><text:span text:style-name="T7">&lt;&lt;</text:span><text:span text:style-name="T3"> </text:span><text:span text:style-name="T7">endl</text:span><text:span text:style-name="T3">;</text:span></text:p>
      <text:p text:style-name="P2"><text:span text:style-name="T3"><text:s text:c="4"/>cout </text:span><text:span text:style-name="T7">&lt;&lt;</text:span><text:span text:style-name="T3"> </text:span><text:span text:style-name="T4">"Decrypted Text: "</text:span><text:span text:style-name="T3"> </text:span><text:span text:style-name="T7">&lt;&lt;</text:span><text:span text:style-name="T3"> decrypted </text:span><text:span text:style-name="T7">&lt;&lt;</text:span><text:span text:style-name="T3"> </text:span><text:span text:style-name="T7">endl</text:span><text:span text:style-name="T3">;</text:span></text:p>
      <text:p text:style-name="P2"><text:span text:style-name="T3"><text:s text:c="3"/></text:span></text:p>
      <text:p text:style-name="P2"><text:span text:style-name="T3"><text:s text:c="4"/></text:span><text:span text:style-name="T2">return</text:span><text:span text:style-name="T3"> </text:span><text:span text:style-name="T9">0</text:span><text:span text:style-name="T3">;</text:span></text:p>
      <text:p text:style-name="P2"><text:span text:style-name="T3">}</text:span></text:p>
      <text:p text:style-name="P3"/>
      <text:p text:style-name="P4"/>
      <text:p text:style-name="Standard"><draw:frame draw:style-name="fr1" draw:name="image1.png" text:anchor-type="as-char" svg:width="6.5in" svg:height="0.6807in" draw:z-index="0"><draw:image xlink:href="Pictures/10000201000005DA0000009DF7FD82AAE9633B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9" meta:word-count="140" meta:character-count="932" meta:non-whitespace-character-count="677"/>
    <meta:generator>LibreOfficeDev/6.0.5.2$Linux_X86_64 LibreOffice_project/</meta:generator>
  </office:meta>
</office:document-meta>
</file>